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15"/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0162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16376" table:default-cell-style-name="ce1"/>
        <table:table-row table:style-name="ro1">
          <table:table-cell table:style-name="ce1"/>
          <table:table-cell office:value-type="string" table:style-name="ce1">
            <text:p>Cell<text:s/></text:p>
          </table:table-cell>
          <table:table-cell office:value-type="string" table:style-name="ce1">
            <text:p>Exctracellular</text:p>
          </table:table-cell>
          <table:table-cell office:value-type="string" table:style-name="ce1">
            <text:p>Kidney Medull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olume</text:p>
          </table:table-cell>
          <table:table-cell office:value-type="float" office:value="26.5" table:style-name="ce1">
            <text:p>26.5</text:p>
          </table:table-cell>
          <table:table-cell office:value-type="float" office:value="14.4" table:style-name="ce1">
            <text:p>14.4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ter flow to urine</text:p>
          </table:table-cell>
          <table:table-cell table:style-name="ce1"/>
          <table:table-cell office:value-type="float" office:value="0.76" table:formula="of:=ROUND(1100/60/24;2)" table:style-name="ce1">
            <text:p>0.76</text:p>
          </table:table-cell>
          <table:table-cell table:style-name="ce1"/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omerular filtaration rate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asa recta blood flow</text:p>
          </table:table-cell>
          <table:table-cell table:number-columns-repeated="2" table:style-name="ce1"/>
          <table:table-cell office:value-type="float" office:value="36.4" table:style-name="ce1">
            <text:p>36.4</text:p>
          </table:table-cell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rea from liver metabolism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1">
            <text:p>mmol/m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rea concentration</text:p>
          </table:table-cell>
          <table:table-cell office:value-type="float" office:value="6.5" table:formula="of:=[.C8]" table:style-name="ce2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390" table:formula="of:=ROUND(([.C7]/[.C3])*1000;-1)" table:style-name="ce2">
            <text:p>390</text:p>
          </table:table-cell>
          <table:table-cell office:value-type="string" table:style-name="ce1">
            <text:p>mmol/l</text:p>
          </table:table-cell>
          <table:table-cell table:style-name="ce1"/>
          <table:table-cell office:value-type="string" table:number-columns-spanned="2" table:number-rows-spanned="6" table:style-name="ce5">
            <text:p>this should be improved, because there are active and ADH driven transport of urea through membrane chanels in collecting duct!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1">
            <text:p>urea amount</text:p>
          </table:table-cell>
          <table:table-cell office:value-type="float" office:value="172.25" table:formula="of:=[.B8]*[.B2]" table:style-name="ce2">
            <text:p>172.25</text:p>
          </table:table-cell>
          <table:table-cell office:value-type="float" office:value="93.600000000000009" table:formula="of:=[.C8]*[.C2]" table:style-name="ce2">
            <text:p>93.6</text:p>
          </table:table-cell>
          <table:table-cell office:value-type="float" office:value="11.7" table:formula="of:=[.D8]*[.D2]" table:style-name="ce2">
            <text:p>11.7</text:p>
          </table:table-cell>
          <table:table-cell office:value-type="string" table:style-name="ce1">
            <text:p>mmol</text:p>
          </table:table-cell>
          <table:table-cell table:style-name="ce1"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style-name="ce1">
            <text:p>urea to urine</text:p>
          </table:table-cell>
          <table:table-cell table:style-name="ce1"/>
          <table:table-cell office:value-type="float" office:value="0.3" table:formula="of:=ROUND([.C3]*[.D8]/1000;2)" table:style-name="ce2">
            <text:p>0.3</text:p>
          </table:table-cell>
          <table:table-cell table:style-name="ce1"/>
          <table:table-cell office:value-type="string" table:style-name="ce1">
            <text:p>mmol/min</text:p>
          </table:table-cell>
          <table:table-cell table:style-name="ce1"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style-name="ce1">
            <text:p>urea glomerular filtration</text:p>
          </table:table-cell>
          <table:table-cell table:style-name="ce1"/>
          <table:table-cell office:value-type="float" office:value="-0.84499999999999997" table:formula="of:=-[.D4]*0.001*[.C8]" table:style-name="ce2">
            <text:p>-0.845</text:p>
          </table:table-cell>
          <table:table-cell office:value-type="float" office:value="0.84499999999999997" table:formula="of:=[.D4]*0.001*[.C8]" table:style-name="ce2">
            <text:p>0.845</text:p>
          </table:table-cell>
          <table:table-cell office:value-type="string" table:style-name="ce1">
            <text:p>mmol/min</text:p>
          </table:table-cell>
          <table:table-cell table:style-name="ce1"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style-name="ce1">
            <text:p>urea vasa recta waschout</text:p>
          </table:table-cell>
          <table:table-cell table:style-name="ce1"/>
          <table:table-cell office:value-type="float" office:value="0.54499999999999993" table:formula="of:=-([.C11]+[.C10])" table:style-name="ce2">
            <text:p>0.545</text:p>
          </table:table-cell>
          <table:table-cell table:style-name="ce1"/>
          <table:table-cell office:value-type="string" table:style-name="ce1">
            <text:p>mmol/min</text:p>
          </table:table-cell>
          <table:table-cell table:style-name="ce1"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style-name="ce1">
            <text:p>vasa recta waschout CCK</text:p>
          </table:table-cell>
          <table:table-cell table:style-name="ce1"/>
          <table:table-cell office:value-type="float" office:value="0.04" table:formula="of:=ROUND( [.C12]/([.D8]/1000*[.D5]);2)" table:style-name="ce3">
            <text:p>0.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4-10-28T10:47:19Z</meta:creation-date>
    <dc:date>2014-10-28T12:05:14Z</dc:date>
  </office:meta>
</office:document-meta>
</file>